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1.27cm" draw:transform="rotate (1.5707963267949) translate (2.3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.6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6.145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.1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7.385cm 11.16cm)">
          <text:p text:style-name="P1"><text:span text:style-name="T1">QS_ClientGeoCountryPriv</text:span></text:p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1.28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6.2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8.7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1.1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8.655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75cm" svg:height="1.27cm" svg:x="9.7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9.925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6.67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3.6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4.9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8.9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7.635cm 11.16cm)">
          <text:p text:style-name="P1"><text:span text:style-name="T1">QS_DenyEvent,</text:span><text:span text:style-name="T1"><text:line-break/></text:span><text:span text:style-name="T1">QS_EventLimitC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6.365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5.2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3.8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3.9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2.715cm 11.16cm)">
          <text:p text:style-name="P1"><text:span text:style-name="T1">QS_ClientEventBlockCount (QS_Block),</text:span></text:p>
          <text:p text:style-name="P1"><text:span text:style-name="T1">QS_ClientEventLimitCount (QS_Limit)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1.4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6.5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7.7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39.0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125cm" svg:y1="2.905cm" svg:x2="42.81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1.91cm" svg:height="1.27cm" svg:x="0.9cm" svg:y="12.43cm">
          <text:p text:style-name="P4"><text:span text:style-name="T3"/></text:p>
          <text:p text:style-name="P4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1.91cm" svg:height="1.27cm" svg:x="0.9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1.91cm" svg:height="1.27cm" svg:x="0.9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1.91cm" svg:height="1.27cm" svg:x="0.9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1.91cm" svg:height="1.27cm" svg:x="0.9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78cm" svg:y1="11.16cm" svg:x2="6.78cm" svg:y2="13.065cm">
          <text:p/>
        </draw:line>
        <draw:line draw:style-name="gr9" draw:text-style-name="P6" draw:layer="layout" svg:x1="1.662cm" svg:y1="11.176cm" svg:x2="1.662cm" svg:y2="13.081cm">
          <text:p/>
        </draw:line>
        <draw:line draw:style-name="gr9" draw:text-style-name="P6" draw:layer="layout" svg:x1="8.02cm" svg:y1="11.16cm" svg:x2="8.02cm" svg:y2="16.875cm">
          <text:p/>
        </draw:line>
        <draw:line draw:style-name="gr9" draw:text-style-name="P6" draw:layer="layout" svg:x1="9.29cm" svg:y1="11.16cm" svg:x2="9.29cm" svg:y2="14.97cm">
          <text:p/>
        </draw:line>
        <draw:line draw:style-name="gr9" draw:text-style-name="P6" draw:layer="layout" svg:x1="10.56cm" svg:y1="11.16cm" svg:x2="10.56cm" svg:y2="18.78cm">
          <text:p/>
        </draw:line>
        <draw:line draw:style-name="gr9" draw:text-style-name="P6" draw:layer="layout" svg:x1="11.83cm" svg:y1="11.16cm" svg:x2="11.83cm" svg:y2="18.78cm">
          <text:p/>
        </draw:line>
        <draw:line draw:style-name="gr9" draw:text-style-name="P6" draw:layer="layout" svg:x1="15.57cm" svg:y1="11.16cm" svg:x2="15.57cm" svg:y2="18.78cm">
          <text:p/>
        </draw:line>
        <draw:line draw:style-name="gr9" draw:text-style-name="P6" draw:layer="layout" svg:x1="18.07cm" svg:y1="11.16cm" svg:x2="18.07cm" svg:y2="18.78cm">
          <text:p/>
        </draw:line>
        <draw:line draw:style-name="gr9" draw:text-style-name="P6" draw:layer="layout" svg:x1="21.87cm" svg:y1="11.16cm" svg:x2="21.87cm" svg:y2="18.78cm">
          <text:p/>
        </draw:line>
        <draw:line draw:style-name="gr9" draw:text-style-name="P6" draw:layer="layout" svg:x1="23.19cm" svg:y1="11.16cm" svg:x2="23.19cm" svg:y2="18.78cm">
          <text:p/>
        </draw:line>
        <draw:line draw:style-name="gr9" draw:text-style-name="P6" draw:layer="layout" svg:x1="23.19cm" svg:y1="11.16cm" svg:x2="23.19cm" svg:y2="20.685cm">
          <text:p/>
        </draw:line>
        <draw:line draw:style-name="gr9" draw:text-style-name="P6" draw:layer="layout" svg:x1="24.47cm" svg:y1="11.16cm" svg:x2="24.47cm" svg:y2="18.78cm">
          <text:p/>
        </draw:line>
        <draw:line draw:style-name="gr9" draw:text-style-name="P6" draw:layer="layout" svg:x1="25.77cm" svg:y1="11.16cm" svg:x2="25.77cm" svg:y2="18.78cm">
          <text:p/>
        </draw:line>
        <draw:line draw:style-name="gr9" draw:text-style-name="P6" draw:layer="layout" svg:x1="26.97cm" svg:y1="11.16cm" svg:x2="26.97cm" svg:y2="18.78cm">
          <text:p/>
        </draw:line>
        <draw:line draw:style-name="gr9" draw:text-style-name="P6" draw:layer="layout" svg:x1="28.27cm" svg:y1="11.16cm" svg:x2="28.27cm" svg:y2="18.78cm">
          <text:p/>
        </draw:line>
        <draw:line draw:style-name="gr9" draw:text-style-name="P6" draw:layer="layout" svg:x1="29.54cm" svg:y1="11.16cm" svg:x2="29.54cm" svg:y2="18.78cm">
          <text:p/>
        </draw:line>
        <draw:line draw:style-name="gr9" draw:text-style-name="P6" draw:layer="layout" svg:x1="29.54cm" svg:y1="11.16cm" svg:x2="29.54cm" svg:y2="16.875cm">
          <text:p/>
        </draw:line>
        <draw:line draw:style-name="gr9" draw:text-style-name="P6" draw:layer="layout" svg:x1="30.88cm" svg:y1="11.16cm" svg:x2="30.88cm" svg:y2="18.78cm">
          <text:p/>
        </draw:line>
        <draw:line draw:style-name="gr9" draw:text-style-name="P6" draw:layer="layout" svg:x1="30.88cm" svg:y1="11.16cm" svg:x2="30.88cm" svg:y2="13.065cm">
          <text:p/>
        </draw:line>
        <draw:line draw:style-name="gr9" draw:text-style-name="P6" draw:layer="layout" svg:x1="32.08cm" svg:y1="11.16cm" svg:x2="32.08cm" svg:y2="18.78cm">
          <text:p/>
        </draw:line>
        <draw:line draw:style-name="gr9" draw:text-style-name="P6" draw:layer="layout" svg:x1="32.08cm" svg:y1="11.16cm" svg:x2="32.08cm" svg:y2="13.065cm">
          <text:p/>
        </draw:line>
        <draw:line draw:style-name="gr9" draw:text-style-name="P6" draw:layer="layout" svg:x1="33.38cm" svg:y1="11.16cm" svg:x2="33.38cm" svg:y2="18.78cm">
          <text:p/>
        </draw:line>
        <draw:line draw:style-name="gr9" draw:text-style-name="P6" draw:layer="layout" svg:x1="33.38cm" svg:y1="11.16cm" svg:x2="33.38cm" svg:y2="13.065cm">
          <text:p/>
        </draw:line>
        <draw:line draw:style-name="gr9" draw:text-style-name="P6" draw:layer="layout" svg:x1="34.54cm" svg:y1="11.161cm" svg:x2="34.54cm" svg:y2="16.876cm">
          <text:p/>
        </draw:line>
        <draw:line draw:style-name="gr9" draw:text-style-name="P6" draw:layer="layout" svg:x1="35.84cm" svg:y1="11.162cm" svg:x2="35.84cm" svg:y2="16.877cm">
          <text:p/>
        </draw:line>
        <draw:line draw:style-name="gr9" draw:text-style-name="P6" draw:layer="layout" svg:x1="37.095cm" svg:y1="11.16cm" svg:x2="37.095cm" svg:y2="16.875cm">
          <text:p/>
        </draw:line>
        <draw:line draw:style-name="gr9" draw:text-style-name="P6" draw:layer="layout" svg:x1="37.095cm" svg:y1="11.16cm" svg:x2="37.095cm" svg:y2="18.78cm">
          <text:p/>
        </draw:line>
        <draw:line draw:style-name="gr9" draw:text-style-name="P6" draw:layer="layout" svg:x1="38.4cm" svg:y1="11.16cm" svg:x2="38.4cm" svg:y2="18.78cm">
          <text:p/>
        </draw:line>
        <draw:line draw:style-name="gr9" draw:text-style-name="P6" draw:layer="layout" svg:x1="38.4cm" svg:y1="11.16cm" svg:x2="38.4cm" svg:y2="16.875cm">
          <text:p/>
        </draw:line>
        <draw:line draw:style-name="gr9" draw:text-style-name="P6" draw:layer="layout" svg:x1="39.7cm" svg:y1="11.16cm" svg:x2="39.7cm" svg:y2="18.78cm">
          <text:p/>
        </draw:line>
        <draw:custom-shape draw:style-name="gr2" draw:text-style-name="P2" draw:layer="layout" svg:width="6.35cm" svg:height="1.27cm" draw:transform="rotate (1.5707963267949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525cm" svg:y1="13.065cm" svg:x2="7.525cm" svg:y2="22.59cm">
          <text:p/>
        </draw:line>
        <draw:line draw:style-name="gr9" draw:text-style-name="P6" draw:layer="layout" svg:x1="8.625cm" svg:y1="13.066cm" svg:x2="8.625cm" svg:y2="22.591cm">
          <text:p/>
        </draw:line>
        <draw:custom-shape draw:style-name="gr1" draw:text-style-name="P3" draw:layer="layout" svg:width="5.08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0.535cm" draw:transform="rotate (1.5707963267949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97cm" draw:transform="rotate (1.5707963267949) translate (12.43cm 28.94cm)">
          <text:p text:style-name="P1"><text:span text:style-name="T1">QS_ClientEventBlockCount (QS_Block),</text:span></text:p>
          <text:p text:style-name="P1"><text:span text:style-name="T1">QS_ClientEventLimitCount (QS_Limit),</text:span><text:span text:style-name="T1"><text:line-break/></text:span><text:span text:style-name="T1">QS_EventLimitCount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3.065cm" svg:x2="13.64cm" svg:y2="22.59cm">
          <text:p/>
        </draw:line>
        <draw:custom-shape draw:style-name="gr2" draw:text-style-name="P2" draw:layer="layout" svg:width="6.35cm" svg:height="1.27cm" draw:transform="rotate (1.5707963267949) translate (14.4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0.65cm 28.94cm)">
          <text:p text:style-name="P1"><text:span text:style-name="T1">QS_KeepAliveTimeout,</text:span></text:p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8.78cm" svg:x2="13.64cm" svg:y2="22.59cm">
          <text:p/>
        </draw:line>
        <draw:line draw:style-name="gr9" draw:text-style-name="P6" draw:layer="layout" svg:x1="14.875cm" svg:y1="18.78cm" svg:x2="14.875cm" svg:y2="22.59cm">
          <text:p/>
        </draw:line>
        <draw:line draw:style-name="gr9" draw:text-style-name="P6" draw:layer="layout" svg:x1="21.28cm" svg:y1="18.78cm" svg:x2="21.28cm" svg:y2="22.59cm">
          <text:p/>
        </draw:line>
        <draw:custom-shape draw:style-name="gr2" draw:text-style-name="P2" draw:layer="layout" svg:width="6.35cm" svg:height="1.27cm" draw:transform="rotate (1.5707963267949) translate (15.6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6.115cm" svg:y1="13.065cm" svg:x2="16.115cm" svg:y2="22.59cm">
          <text:p/>
        </draw:line>
        <draw:custom-shape draw:style-name="gr1" draw:text-style-name="P3" draw:layer="layout" svg:width="15.24cm" svg:height="1.27cm" svg:x="15.57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385cm" svg:y1="18.78cm" svg:x2="17.385cm" svg:y2="22.59cm">
          <text:p/>
        </draw:line>
        <draw:custom-shape draw:style-name="gr2" draw:text-style-name="P2" draw:layer="layout" svg:width="6.35cm" svg:height="1.27cm" draw:transform="rotate (1.5707963267949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76cm" svg:y1="30.845cm" svg:x2="40.335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8.655cm" svg:y1="16.875cm" svg:x2="18.655cm" svg:y2="22.59cm">
          <text:p/>
        </draw:line>
        <draw:line draw:style-name="gr9" draw:text-style-name="P6" draw:layer="layout" svg:x1="18.655cm" svg:y1="18.78cm" svg:x2="18.655cm" svg:y2="22.59cm">
          <text:p/>
        </draw:line>
        <draw:line draw:style-name="gr9" draw:text-style-name="P6" draw:layer="layout" svg:x1="23.825cm" svg:y1="13.065cm" svg:x2="23.825cm" svg:y2="22.59cm">
          <text:p/>
        </draw:line>
        <draw:line draw:style-name="gr9" draw:text-style-name="P6" draw:layer="layout" svg:x1="25.095cm" svg:y1="13.065cm" svg:x2="25.095cm" svg:y2="22.59cm">
          <text:p/>
        </draw:line>
        <draw:line draw:style-name="gr9" draw:text-style-name="P6" draw:layer="layout" svg:x1="25.095cm" svg:y1="20.685cm" svg:x2="25.095cm" svg:y2="22.59cm">
          <text:p/>
        </draw:line>
        <draw:line draw:style-name="gr9" draw:text-style-name="P6" draw:layer="layout" svg:x1="26.395cm" svg:y1="13.066cm" svg:x2="26.395cm" svg:y2="22.591cm">
          <text:p/>
        </draw:line>
        <draw:line draw:style-name="gr9" draw:text-style-name="P6" draw:layer="layout" svg:x1="26.395cm" svg:y1="20.686cm" svg:x2="26.395cm" svg:y2="22.591cm">
          <text:p/>
        </draw:line>
        <draw:line draw:style-name="gr9" draw:text-style-name="P6" draw:layer="layout" svg:x1="27.635cm" svg:y1="16.875cm" svg:x2="27.635cm" svg:y2="22.59cm">
          <text:p/>
        </draw:line>
        <draw:line draw:style-name="gr9" draw:text-style-name="P6" draw:layer="layout" svg:x1="28.905cm" svg:y1="18.78cm" svg:x2="28.905cm" svg:y2="22.59cm">
          <text:p/>
        </draw:line>
        <draw:frame draw:style-name="gr11" draw:text-style-name="P8" draw:layer="layout" svg:width="5.959cm" svg:height="0.615cm" svg:x="1.005cm" svg:y="31.08cm">
          <draw:text-box>
            <text:p text:style-name="P7"><text:span text:style-name="T4">mod_qos, sequence of directive processing</text:span></text:p>
          </draw:text-box>
        </draw:frame>
        <draw:custom-shape draw:style-name="gr2" draw:text-style-name="P2" draw:layer="layout" svg:width="6.35cm" svg:height="1.27cm" draw:transform="rotate (1.5707963267949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9.98cm" svg:y1="18.78cm" svg:x2="19.98cm" svg:y2="22.59cm">
          <text:p/>
        </draw:line>
        <draw:custom-shape draw:style-name="gr1" draw:text-style-name="P2" draw:layer="layout" svg:width="6.35cm" svg:height="1.27cm" draw:transform="rotate (1.5707963267949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0.175cm" svg:y1="18.78cm" svg:x2="30.175cm" svg:y2="22.59cm">
          <text:p/>
        </draw:line>
        <draw:line draw:style-name="gr9" draw:text-style-name="P6" draw:layer="layout" svg:x1="19.985cm" svg:y1="14.97cm" svg:x2="19.98cm" svg:y2="22.59cm">
          <text:p/>
        </draw:line>
        <draw:custom-shape draw:style-name="gr2" draw:text-style-name="P2" draw:layer="layout" svg:width="6.35cm" svg:height="1.27cm" draw:transform="rotate (1.5707963267949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125cm" svg:y1="18.78cm" svg:x2="11.125cm" svg:y2="22.59cm">
          <text:p/>
        </draw:line>
        <draw:line draw:style-name="gr9" draw:text-style-name="P6" draw:layer="layout" svg:x1="11.125cm" svg:y1="14.97cm" svg:x2="11.125cm" svg:y2="22.59cm">
          <text:p/>
        </draw:line>
        <draw:custom-shape draw:style-name="gr2" draw:text-style-name="P2" draw:layer="layout" svg:width="6.35cm" svg:height="1.27cm" draw:transform="rotate (1.5707963267949) translate (12.43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03cm" svg:y1="11.16cm" svg:x2="13.03cm" svg:y2="18.78cm">
          <text:p/>
        </draw:line>
        <draw:custom-shape draw:style-name="gr1" draw:text-style-name="P3" draw:layer="layout" svg:width="6.35cm" svg:height="1.27cm" svg:x="3.44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27cm" svg:x="40.2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41.505cm 11.16cm)">
          <text:p text:style-name="P1"><text:span text:style-name="T1">QS_VipUser, QS_VipIpUser,</text:span></text:p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0.2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0.8cm" svg:y1="11.16cm" svg:x2="40.8cm" svg:y2="18.78cm">
          <text:p/>
        </draw:line>
        <draw:line draw:style-name="gr9" draw:text-style-name="P6" draw:layer="layout" svg:x1="42.075cm" svg:y1="11.16cm" svg:x2="42.075cm" svg:y2="18.78cm">
          <text:p/>
        </draw:line>
        <draw:line draw:style-name="gr9" draw:text-style-name="P6" draw:layer="layout" svg:x1="42.075cm" svg:y1="11.16cm" svg:x2="42.075cm" svg:y2="13.065cm">
          <text:p/>
        </draw:line>
        <draw:custom-shape draw:style-name="gr1" draw:text-style-name="P3" draw:layer="layout" svg:width="2.54cm" svg:height="1.27cm" svg:x="1.1cm" svg:y="3.54cm">
          <text:p text:style-name="P1"><text:span text:style-name="T2">pre</text:span></text:p>
          <text:p text:style-name="P1"><text:span text:style-name="T2">conn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de" style:country-asian="CH" style:font-family-complex="'DejaVu Sans'" style:font-family-generic-complex="system" style:font-pitch-complex="variable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4.552cm" fo:page-height="34.7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Pascal Buchbinder</meta:initial-creator>
    <meta:creation-date>2010-01-11T20:11:11</meta:creation-date>
    <dc:date>2012-11-25T22:49:33</dc:date>
    <dc:language>en-US</dc:language>
    <meta:editing-cycles>45</meta:editing-cycles>
    <meta:editing-duration>PT22H7M26S</meta:editing-duration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